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a68" officeooo:paragraph-rsid="0016ba68"/>
    </style:style>
    <style:style style:name="P2" style:family="paragraph" style:parent-style-name="Standard">
      <style:text-properties fo:font-weight="bold" officeooo:rsid="0018ac28" officeooo:paragraph-rsid="0018ac28" style:font-weight-asian="bold" style:font-weight-complex="bold"/>
    </style:style>
    <style:style style:name="P3" style:family="paragraph" style:parent-style-name="Standard">
      <style:text-properties fo:font-weight="bold" officeooo:rsid="00199e49" officeooo:paragraph-rsid="00199e49" style:font-weight-asian="bold" style:font-weight-complex="bold"/>
    </style:style>
    <style:style style:name="P4" style:family="paragraph" style:parent-style-name="Standard">
      <style:text-properties fo:font-weight="bold" officeooo:rsid="001aeec3" officeooo:paragraph-rsid="001aeec3" style:font-weight-asian="bold" style:font-weight-complex="bold"/>
    </style:style>
    <style:style style:name="P5" style:family="paragraph" style:parent-style-name="Standard">
      <style:text-properties fo:font-weight="bold" officeooo:rsid="00223b8b" officeooo:paragraph-rsid="00223b8b" style:font-weight-asian="bold" style:font-weight-complex="bold"/>
    </style:style>
    <style:style style:name="P6" style:family="paragraph" style:parent-style-name="Standard">
      <style:text-properties fo:font-weight="bold" officeooo:rsid="0028d8f6" officeooo:paragraph-rsid="0028d8f6" style:font-weight-asian="bold" style:font-weight-complex="bold"/>
    </style:style>
    <style:style style:name="P7" style:family="paragraph" style:parent-style-name="Standard">
      <style:text-properties fo:font-weight="normal" officeooo:rsid="0018ac28" officeooo:paragraph-rsid="0018ac28" style:font-weight-asian="normal" style:font-weight-complex="normal"/>
    </style:style>
    <style:style style:name="P8" style:family="paragraph" style:parent-style-name="Standard">
      <style:text-properties fo:font-weight="normal" officeooo:rsid="00199e49" officeooo:paragraph-rsid="00199e49" style:font-weight-asian="normal" style:font-weight-complex="normal"/>
    </style:style>
    <style:style style:name="P9" style:family="paragraph" style:parent-style-name="Standard">
      <style:text-properties fo:font-weight="normal" officeooo:rsid="001aeec3" officeooo:paragraph-rsid="001aeec3" style:font-weight-asian="normal" style:font-weight-complex="normal"/>
    </style:style>
    <style:style style:name="P10" style:family="paragraph" style:parent-style-name="Standard">
      <style:text-properties fo:font-weight="normal" officeooo:rsid="0021bf21" officeooo:paragraph-rsid="0021bf21" style:font-weight-asian="normal" style:font-weight-complex="normal"/>
    </style:style>
    <style:style style:name="P11" style:family="paragraph" style:parent-style-name="Standard">
      <style:text-properties fo:font-weight="normal" officeooo:rsid="00243684" officeooo:paragraph-rsid="00243684" style:font-weight-asian="normal" style:font-weight-complex="normal"/>
    </style:style>
    <style:style style:name="P12" style:family="paragraph" style:parent-style-name="Standard">
      <style:text-properties fo:font-weight="normal" officeooo:rsid="00223b8b" officeooo:paragraph-rsid="00223b8b" style:font-weight-asian="normal" style:font-weight-complex="normal"/>
    </style:style>
    <style:style style:name="P13" style:family="paragraph" style:parent-style-name="Standard">
      <style:text-properties fo:font-weight="normal" officeooo:rsid="0028d8f6" officeooo:paragraph-rsid="0028d8f6" style:font-weight-asian="normal" style:font-weight-complex="normal"/>
    </style:style>
    <style:style style:name="P14" style:family="paragraph" style:parent-style-name="Standard">
      <style:text-properties fo:font-weight="normal" officeooo:rsid="002a1f36" officeooo:paragraph-rsid="002a1f36" style:font-weight-asian="normal" style:font-weight-complex="normal"/>
    </style:style>
    <style:style style:name="P15" style:family="paragraph" style:parent-style-name="Standard">
      <style:text-properties fo:font-weight="normal" officeooo:rsid="002d5ef3" officeooo:paragraph-rsid="002d5ef3" style:font-weight-asian="normal" style:font-weight-complex="normal"/>
    </style:style>
    <style:style style:name="P16" style:family="paragraph" style:parent-style-name="Standard">
      <style:text-properties fo:font-size="16pt" fo:font-weight="bold" officeooo:rsid="00208bd4" officeooo:paragraph-rsid="00208bd4" style:font-size-asian="14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27c9aa" officeooo:paragraph-rsid="0027c9aa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208bd4" officeooo:paragraph-rsid="00208bd4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2pt" fo:font-weight="normal" officeooo:rsid="00208bd4" officeooo:paragraph-rsid="00208bd4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bold" officeooo:rsid="00208bd4" officeooo:paragraph-rsid="00208bd4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4pt" fo:font-weight="bold" officeooo:rsid="00208bd4" officeooo:paragraph-rsid="00208bd4" style:font-size-asian="12.25pt" style:font-weight-asian="bold" style:font-size-complex="14pt" style:font-weight-complex="bold"/>
    </style:style>
    <style:style style:name="P22" style:family="paragraph" style:parent-style-name="Standard" style:list-style-name="L1">
      <style:text-properties fo:font-weight="normal" officeooo:rsid="0018ac28" officeooo:paragraph-rsid="0018ac28" style:font-weight-asian="normal" style:font-weight-complex="normal"/>
    </style:style>
    <style:style style:name="P23" style:family="paragraph" style:parent-style-name="Standard">
      <style:text-properties fo:font-weight="normal" officeooo:rsid="0018ac28" officeooo:paragraph-rsid="002e4994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24f4b0" officeooo:paragraph-rsid="0024f4b0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1aeec3" officeooo:paragraph-rsid="001aeec3" style:font-weight-asian="normal" style:font-weight-complex="normal"/>
    </style:style>
    <style:style style:name="P26" style:family="paragraph" style:parent-style-name="Standard">
      <style:text-properties fo:font-weight="normal" officeooo:rsid="001aeec3" officeooo:paragraph-rsid="0028d8f6" style:font-weight-asian="normal" style:font-weight-complex="normal"/>
    </style:style>
    <style:style style:name="P27" style:family="paragraph" style:parent-style-name="Standard">
      <style:text-properties fo:font-weight="normal" officeooo:rsid="002e4994" officeooo:paragraph-rsid="002e4994" style:font-weight-asian="normal" style:font-weight-complex="normal"/>
    </style:style>
    <style:style style:name="P28" style:family="paragraph" style:parent-style-name="Standard">
      <style:text-properties fo:font-weight="normal" officeooo:rsid="00243684" officeooo:paragraph-rsid="00243684" style:font-weight-asian="normal" style:font-weight-complex="normal"/>
    </style:style>
    <style:style style:name="P29" style:family="paragraph" style:parent-style-name="Standard">
      <style:text-properties fo:font-weight="normal" officeooo:rsid="002e79a3" officeooo:paragraph-rsid="002e79a3" style:font-weight-asian="normal" style:font-weight-complex="normal"/>
    </style:style>
    <style:style style:name="P30" style:family="paragraph" style:parent-style-name="Standard">
      <style:text-properties fo:font-weight="normal" officeooo:rsid="003072ea" officeooo:paragraph-rsid="003072ea" style:font-weight-asian="normal" style:font-weight-complex="normal"/>
    </style:style>
    <style:style style:name="P31" style:family="paragraph" style:parent-style-name="Standard">
      <style:text-properties fo:font-weight="normal" officeooo:paragraph-rsid="003072ea"/>
    </style:style>
    <style:style style:name="P32" style:family="paragraph" style:parent-style-name="Standard">
      <style:text-properties fo:font-weight="bold" officeooo:rsid="0018ac28" officeooo:paragraph-rsid="0018ac28" style:font-weight-asian="bold" style:font-weight-complex="bold"/>
    </style:style>
    <style:style style:name="P33" style:family="paragraph" style:parent-style-name="Standard">
      <style:text-properties fo:font-weight="bold" officeooo:rsid="002e79a3" officeooo:paragraph-rsid="002e79a3" style:font-weight-asian="bold" style:font-weight-complex="bold"/>
    </style:style>
    <style:style style:name="P34" style:family="paragraph" style:parent-style-name="Standard">
      <style:text-properties fo:font-weight="bold" officeooo:rsid="003036e2" officeooo:paragraph-rsid="003036e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c9aa" style:font-weight-asian="normal" style:font-weight-complex="normal"/>
    </style:style>
    <style:style style:name="T3" style:family="text">
      <style:text-properties fo:font-weight="normal" officeooo:rsid="003036e2" style:font-weight-asian="normal" style:font-weight-complex="normal"/>
    </style:style>
    <style:style style:name="T4" style:family="text">
      <style:text-properties officeooo:rsid="001cda83"/>
    </style:style>
    <style:style style:name="T5" style:family="text">
      <style:text-properties officeooo:rsid="001e7afd"/>
    </style:style>
    <style:style style:name="T6" style:family="text">
      <style:text-properties officeooo:rsid="0021bf21"/>
    </style:style>
    <style:style style:name="T7" style:family="text">
      <style:text-properties officeooo:rsid="00223b8b"/>
    </style:style>
    <style:style style:name="T8" style:family="text">
      <style:text-properties officeooo:rsid="00243684"/>
    </style:style>
    <style:style style:name="T9" style:family="text">
      <style:text-properties officeooo:rsid="0025cb71"/>
    </style:style>
    <style:style style:name="T10" style:family="text">
      <style:text-properties officeooo:rsid="0025ee3d"/>
    </style:style>
    <style:style style:name="T11" style:family="text">
      <style:text-properties officeooo:rsid="002c12cc"/>
    </style:style>
    <style:style style:name="T12" style:family="text">
      <style:text-properties officeooo:rsid="002e4994"/>
    </style:style>
    <style:style style:name="T13" style:family="text">
      <style:text-properties officeooo:rsid="002e79a3"/>
    </style:style>
    <style:style style:name="T14" style:family="text">
      <style:text-properties fo:color="#ce9178" loext:opacity="100%" style:font-name="Droid Sans Mono" fo:font-size="10.5pt" fo:background-color="#1f1f1f" loext:char-shading-value="0"/>
    </style:style>
    <style:style style:name="T15" style:family="text">
      <style:text-properties fo:color="#ce9178" loext:opacity="100%" style:font-name="Droid Sans Mono" fo:font-size="10.5pt" officeooo:rsid="003072ea" fo:background-color="#1f1f1f" loext:char-shading-value="0"/>
    </style:style>
    <style:style style:name="T16" style:family="text">
      <style:text-properties fo:color="#cccccc" loext:opacity="100%" style:font-name="Droid Sans Mono" fo:font-size="10.5pt" fo:background-color="#1f1f1f" loext:char-shading-value="0"/>
    </style:style>
    <style:style style:name="T17" style:family="text">
      <style:text-properties officeooo:rsid="003072ea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ADME</text:p>
      <text:p text:style-name="P19">Selamat datang di final project saya. Disini kalian akan menggerakkan sebuah box-robot di lapangan robocon 2026.</text:p>
      <text:p text:style-name="P19"/>
      <text:p text:style-name="P20">Get Know More</text:p>
      <text:p text:style-name="P21">RVIZ</text:p>
      <text:p text:style-name="P20">Rviz <text:span text:style-name="T1">adalah sebuah alat visualisasi 3d dimana kita bisa melihat bentuk, sensor dari robot kita. Layaknya sebuah garasi sebelum robot kita berjalan di lingkungan nyata. </text:span></text:p>
      <text:p text:style-name="P19"/>
      <text:p text:style-name="P18">Gazebo</text:p>
      <text:p text:style-name="P20">Gazebo <text:span text:style-name="T1">adalah sebuah alat simulasi 3d untuk menjalankan robot kita. Di Gazebo sudah menerapkan hukum fisika sehingga membuat simulasi tampak nyata</text:span></text:p>
      <text:p text:style-name="P19"/>
      <text:p text:style-name="P17">Mapping Procces</text:p>
      <text:p text:style-name="P20">SLAM<text:span text:style-name="T1"> adalah sebuah </text:span><text:span text:style-name="T2">proses</text:span><text:span text:style-name="T1"> untuk membangun peta sambil mengetahui posisi dirinya. Robot menggunakan Lidar untuk melakukan Mapping. </text:span>Odom <text:span text:style-name="T1">adalah suatu topic untuk memperhitungkan posisi robot dengan inputan roda. map adalah hasil akhir dari perhitungan Odom. jadi alur kerjanya base_link (posisi robot awal) -&gt; odom (menghitung posisi dengan memperhatikan roda) -&gt; map (hasil imputan Odom yang disempurnakan SLAM)</text:span></text:p>
      <text:p text:style-name="P1"/>
      <text:p text:style-name="P1">Edit bagian diff_drive_description untuk mengubah bentuk robot</text:p>
      <text:p text:style-name="P1">Bikin File publihser.cpp layaknya turtlesim </text:p>
      <text:p text:style-name="P1"/>
      <text:p text:style-name="P2">Constructor of project</text:p>
      <text:list xml:id="list2227274585" text:style-name="L1">
        <text:list-item>
          <text:p text:style-name="P22">World Robocon 2026 → src/simulasi-2026/worlds/my_world.sdf</text:p>
        </text:list-item>
        <text:list-item>
          <text:p text:style-name="P22">Model lapangan (arena 3D) → src/simulasi-2026/models/lapangan</text:p>
        </text:list-item>
        <text:list-item>
          <text:p text:style-name="P22">Robot URDF → src/simulasi-2026/description/diff_drive_description.urdf</text:p>
        </text:list-item>
        <text:list-item>
          <text:p text:style-name="P22">Konfigurasi Navigasi &amp; Localization → config/ dan maps/</text:p>
        </text:list-item>
        <text:list-item>
          <text:p text:style-name="P22">Launch file → launch/display.launch.py</text:p>
        </text:list-item>
        <text:list-item>
          <text:p text:style-name="P22">RViz setup → rviz/navigation.rviz dan urdf_config.rviz</text:p>
        </text:list-item>
        <text:list-item>
          <text:p text:style-name="P24">SLAM Rviz setup → rviz/SLAM_view.rviz</text:p>
        </text:list-item>
        <text:list-item>
          <text:p text:style-name="P25">spawning entity service → script/respawn_entity.py</text:p>
        </text:list-item>
      </text:list>
      <text:p text:style-name="P1"/>
      <text:p text:style-name="P2">Run code</text:p>
      <text:p text:style-name="P23">- <text:span text:style-name="T5">Make Environment</text:span></text:p>
      <text:p text:style-name="P23">source /opt/ros/humble/setup.bash</text:p>
      <text:p text:style-name="P2"/>
      <text:p text:style-name="P7">- touch this directory In terminal <text:span text:style-name="T12">(term 1)</text:span></text:p>
      <text:p text:style-name="P7">source /usr/share/gazebo/setup.sh</text:p>
      <text:p text:style-name="P7">source install/setup.bash</text:p>
      <text:p text:style-name="P7">ros2 launch simulasi-2026 display.launch.py</text:p>
      <text:p text:style-name="P7"/>
      <text:p text:style-name="P7">- <text:span text:style-name="T6">deleted robot </text:span><text:span text:style-name="T12">(term 2)</text:span></text:p>
      <text:p text:style-name="P10">rqt</text:p>
      <text:p text:style-name="P10">(find deleted service and input ‘bot’ in string field)</text:p>
      <text:p text:style-name="P27">close</text:p>
      <text:p text:style-name="P10"/>
      <text:p text:style-name="P10">- <text:span text:style-name="T9">start controller teleop </text:span><text:span text:style-name="T12">(term 2)</text:span></text:p>
      <text:p text:style-name="P10">ros2 run teleop_twist_keyboard teleop_twist_keyboard</text:p>
      <text:p text:style-name="P10"/>
      <text:p text:style-name="P10">-<text:span text:style-name="T8">Set up Rviz</text:span></text:p>
      <text:p text:style-name="P29"><text:soft-page-break/>open slam_view.rviz configuration</text:p>
      <text:p text:style-name="P11"/>
      <text:p text:style-name="P11">- <text:span text:style-name="T10">Run SLAM </text:span><text:span text:style-name="T12">(term 3)</text:span></text:p>
      <text:p text:style-name="P11">ros2 launch simulasi-2026 slam_online.launch.py</text:p>
      <text:p text:style-name="P11">ros2 launch slam_toolbox online_async_launch.py use_sim_time:=True <text:span text:style-name="T11">(</text:span><text:span text:style-name="T12">term 4</text:span><text:span text:style-name="T11">)</text:span></text:p>
      <text:p text:style-name="P11"/>
      <text:p text:style-name="P11">-<text:span text:style-name="T13">Get the Map</text:span></text:p>
      <text:p text:style-name="P29">mkdir -p ~/maps</text:p>
      <text:p text:style-name="P11">ros2 run nav2_map_server map_saver_cli -f ~/maps/my_map</text:p>
      <text:p text:style-name="P33"><text:span text:style-name="T1"/></text:p>
      <text:p text:style-name="P33"><text:span text:style-name="T1">- </text:span><text:span text:style-name="T3">Run Nav2</text:span></text:p>
      <text:p text:style-name="P33"><text:span text:style-name="T3">ros2 launch nav2_bringup localization_launch.py map:=/home/ridwan/maps/my_map.yaml use_sim_time:=true (term 5)</text:span></text:p>
      <text:p text:style-name="P33"><text:span text:style-name="T3">ros2 launch nav2_bringup navigation_launch.py use_sim_time:=true (term 6)</text:span></text:p>
      <text:p text:style-name="P34">Note : <text:span text:style-name="T1">After tun the Nav2 + amcl, set the pose in Rviz with 2D pose estimate, move cursor to robot and drag to direct you want</text:span></text:p>
      <text:p text:style-name="P7"/>
      <text:p text:style-name="P4">Rqt Services</text:p>
      <text:p text:style-name="P4">/deleted_entity = <text:span text:style-name="T1">mengahapus entity = (string)</text:span></text:p>
      <text:p text:style-name="P7"/>
      <text:p text:style-name="P3">Code Documentation</text:p>
      <text:p text:style-name="P8">To spawnning new entity <text:span text:style-name="T4">(make sure you already have deleted the </text:span><text:span text:style-name="T7">robot with name </text:span><text:span text:style-name="T4">‘bot’ </text:span><text:span text:style-name="T7">first</text:span><text:span text:style-name="T4">)</text:span></text:p>
      <text:p text:style-name="P9">colcon build</text:p>
      <text:p text:style-name="P9">source install/setup.bash</text:p>
      <text:p text:style-name="P9">chmod +x simulasi-2026/scripts/respawn_entity.py</text:p>
      <text:p text:style-name="P8">ros2 run simulasi-2026 respawn_entity.py</text:p>
      <text:p text:style-name="P5">Note : <text:span text:style-name="T1">this code already have deleted the oldest robot and convert xacro file to urdf</text:span></text:p>
      <text:p text:style-name="P12"/>
      <text:p text:style-name="P14">To check connecitvity with odom</text:p>
      <text:p text:style-name="P14">ros2 run tf2_ros tf2_echo odom base_link</text:p>
      <text:p text:style-name="P14"/>
      <text:p text:style-name="P15">To check graph from odom</text:p>
      <text:p text:style-name="P15">ros2 run tf2_tools view_frames</text:p>
      <text:p text:style-name="P12"/>
      <text:p text:style-name="P6">FAQ</text:p>
      <text:p text:style-name="P13">Package ‘simulasi-2026’ not found</text:p>
      <text:p text:style-name="P26">→ source install/setup.bash</text:p>
      <text:p text:style-name="P30">No Executable Found</text:p>
      <text:p text:style-name="P31"><text:span text:style-name="T17">→ add your file in Cmakelist, with this template </text:span><text:span text:style-name="T14">PROGRAMS</text:span><text:span text:style-name="T16"> </text:span><text:span text:style-name="T14">scripts/&lt;</text:span><text:span text:style-name="T15">file name</text:span><text:span text:style-name="T14">&gt;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22:14:13.564207747</meta:creation-date>
    <dc:date>2025-11-11T10:20:29.742905924</dc:date>
    <meta:editing-duration>PT5H30M9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63" meta:word-count="417" meta:character-count="3063" meta:non-whitespace-character-count="2715"/>
  </office:meta>
</office:document-meta>
</file>